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8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6.5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6" style:family="table-row">
      <style:table-row-properties style:min-row-height="1.2556in" style:keep-together="true" fo:keep-together="auto"/>
    </style:style>
    <style:style style:name="Table1.7" style:family="table-row">
      <style:table-row-properties style:min-row-height="1.3826in" style:keep-together="true" fo:keep-together="auto"/>
    </style:style>
    <style:style style:name="P1" style:family="paragraph" style:parent-style-name="Resume_20_Section_20_Header_20_1">
      <style:paragraph-properties style:snap-to-layout-grid="false"/>
    </style:style>
    <style:style style:name="P2" style:family="paragraph" style:parent-style-name="Resume_20_Place_20_and_20_Time">
      <style:paragraph-properties style:snap-to-layout-grid="false"/>
    </style:style>
    <style:style style:name="P3" style:family="paragraph" style:parent-style-name="Resume_20_Text">
      <style:paragraph-properties style:snap-to-layout-grid="false"/>
    </style:style>
    <style:style style:name="P4" style:family="paragraph" style:parent-style-name="Resume_20_Text">
      <style:paragraph-properties fo:margin-top="0in" fo:margin-bottom="0in"/>
    </style:style>
    <style:style style:name="P5" style:family="paragraph" style:parent-style-name="Resume_20_Text">
      <style:paragraph-properties fo:margin-top="0in" fo:margin-bottom="0in" style:snap-to-layout-grid="false"/>
    </style:style>
    <style:style style:name="P6" style:family="paragraph" style:parent-style-name="Resume_20_Text">
      <style:paragraph-properties fo:margin-top="0in" fo:margin-bottom="0in" style:snap-to-layout-grid="false"/>
      <style:text-properties fo:font-weight="bold" style:font-weight-asian="bold"/>
    </style:style>
    <style:style style:name="P7" style:family="paragraph" style:parent-style-name="Resume_20_Text">
      <style:paragraph-properties fo:margin-top="0in" fo:margin-bottom="0.0835in"/>
    </style:style>
    <style:style style:name="P8" style:family="paragraph" style:parent-style-name="Resume_20_Text">
      <style:paragraph-properties fo:margin-top="0in" fo:margin-bottom="0.0835in" style:snap-to-layout-grid="false"/>
    </style:style>
    <style:style style:name="P9" style:family="paragraph" style:parent-style-name="Resume_20_Section_20_Title_20__2b__20_14_20_pt">
      <style:paragraph-properties style:snap-to-layout-grid="false"/>
    </style:style>
    <style:style style:name="P10" style:family="paragraph" style:parent-style-name="Resume_20_Title" style:master-page-name="Standard">
      <style:paragraph-properties style:page-number="auto"/>
    </style:style>
    <style:style style:name="P11" style:family="paragraph" style:parent-style-name="Resume_20_Indent_20_1" style:list-style-name="WW8Num12"/>
    <style:style style:name="P12" style:family="paragraph" style:parent-style-name="Resume_20_Indent_20_1" style:list-style-name="WW8Num12">
      <style:paragraph-properties style:snap-to-layout-grid="false"/>
    </style:style>
    <style:style style:name="P13" style:family="paragraph" style:parent-style-name="Resume_20_Indent_20_1">
      <style:paragraph-properties style:snap-to-layout-grid="false"/>
    </style:style>
    <style:style style:name="P14" style:family="paragraph" style:parent-style-name="Resume_20_Indent_20_1">
      <style:paragraph-properties style:snap-to-layout-grid="false"/>
      <style:text-properties style:text-underline-style="solid" style:text-underline-width="auto" style:text-underline-color="font-color"/>
    </style:style>
    <style:style style:name="P15" style:family="paragraph" style:parent-style-name="Resume_20_Indent_20_1">
      <style:paragraph-properties fo:margin-left="0.1701in" fo:margin-right="0in" fo:text-indent="0in" style:auto-text-indent="false"/>
    </style:style>
    <style:style style:name="P16" style:family="paragraph" style:parent-style-name="Resume_20_Indent_20_1" style:list-style-name="WW8Num12">
      <style:paragraph-properties fo:margin-left="0.3752in" fo:margin-right="0in" fo:text-indent="-0.1701in" style:auto-text-indent="false"/>
    </style:style>
    <style:style style:name="P17" style:family="paragraph" style:parent-style-name="Resume_20_Indent_20_1">
      <style:paragraph-properties fo:margin-left="0.1701in" fo:margin-right="0in" fo:text-indent="-0.1701in" style:auto-text-indent="false" style:snap-to-layout-gri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style-complex="italic"/>
    </style:style>
    <style:style style:name="T9" style:family="text">
      <style:text-properties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<text:title/></text:span><text:span text:style-name="T1">Jonathan Rosenberg</text:span><text:tab/><text:tab/> <text:s text:c="57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Education</text:p>
            <text:p text:style-name="Resume_20_Place_20_and_20_Time"><text:s/></text:p>
          </table:table-cell>
          <table:table-cell table:style-name="Table1.A1" office:value-type="string">
            <text:p text:style-name="P1"><text:span text:style-name="T3">The University of Texas at Austin</text:span><text:span text:style-name="T4"> </text:span><text:s text:c="77"/></text:p>
            <text:list xml:id="list1415558571" text:style-name="WW8Num13">
              <text:list-header>
                <text:p text:style-name="P15">Bachelor of Science in Computer Science <text:s/>- <text:s/>May 2010</text:p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Experience</text:p>
            <text:p text:style-name="Resume_20_Place_20_and_20_Time">July-Aug 2009</text:p>
            <text:p text:style-name="Resume_20_Place_20_and_20_Time"/>
          </table:table-cell>
          <table:table-cell table:style-name="Table1.A1" office:value-type="string">
            <text:p text:style-name="P1">J.J. Pickle Research Campus - Institute for Geophysics <text:s text:c="63"/></text:p>
            <text:p text:style-name="Resume_20_Job_20_Title">Software Developer for the Marine Seismic Data Center <text:s text:c="19"/></text:p>
            <text:list xml:id="list1374841377" text:style-name="WW8Num12">
              <text:list-item>
                <text:p text:style-name="P11">Reduced Latency by optimizing website queries to database, upgraded user interface and tools for researchers and specialists to retrieve seismic data from the Institute of Geophysics</text:p>
                <text:list>
                  <text:list-item>
                    <text:p text:style-name="P11">Worked in PHP, MySQL, Ajax, and Adobe CS3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May 2009</text:p>
            <text:p text:style-name="Resume_20_Place_20_and_20_Time"/>
          </table:table-cell>
          <table:table-cell table:style-name="Table1.A1" office:value-type="string">
            <text:p text:style-name="P1">Department for Family Protective Services <text:s text:c="81"/></text:p>
            <text:p text:style-name="Resume_20_Job_20_Title">Usability Design and Content Organizer for Electronic Training Site <text:s text:c="11"/></text:p>
            <text:list xml:id="list2129389272" text:continue-numbering="true" text:style-name="WW8Num12">
              <text:list-item>
                <text:p text:style-name="P11">Designed electronic training website to help faculty register and manage classes on line</text:p>
                <text:list>
                  <text:list-item>
                    <text:p text:style-name="P11">Developed in PHP, MySQL, Adobe CS4, Windows XP and MS Offic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Sept-July 2009</text:p>
            <text:p text:style-name="Resume_20_Place_20_and_20_Time"/>
          </table:table-cell>
          <table:table-cell table:style-name="Table1.A1" office:value-type="string">
            <text:p text:style-name="P1">The University of Texas at Austin <text:s text:c="98"/></text:p>
            <text:p text:style-name="Resume_20_Job_20_Title">Proctor for Introduction to Computing Course <text:s text:c="20"/></text:p>
            <text:list xml:id="list1718467499" text:continue-numbering="true" text:style-name="WW8Num12">
              <text:list-item>
                <text:p text:style-name="P11">Developed a program to Automate grading for a variety of inconsistent projects</text:p>
                <text:list>
                  <text:list-item>
                    <text:p text:style-name="P11">Developed in Bash Shell, Java, Python, Perl, Windows 7 and Eclipse IDE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-Aug 2007</text:p>
            <text:p text:style-name="Resume_20_Place_20_and_20_Time"/>
          </table:table-cell>
          <table:table-cell table:style-name="Table1.A1" office:value-type="string">
            <text:p text:style-name="P1">E2open<text:tab/> <text:s text:c="138"/></text:p>
            <text:p text:style-name="Resume_20_Job_20_Title">Software Developer</text:p>
            <text:list xml:id="list1689930287" text:continue-numbering="true" text:style-name="WW8Num12">
              <text:list-item>
                <text:p text:style-name="P11">Developed an automated solution to replace a manual email process for addressing users needs. This solution reduced hours and increased customer satisfaction</text:p>
              </text:list-item>
              <text:list-item>
                <text:p text:style-name="P11">Developed an automated solution to get 3<text:span text:style-name="T5">rd</text:span> party licenses to legal</text:p>
              </text:list-item>
              <text:list-item>
                <text:p text:style-name="P11">These solutions required integration of multiple databases as well as using wide variety of technology including (but not limited to) web design, scripting, struts, mySQL, email technology, etc</text:p>
                <text:list>
                  <text:list-item>
                    <text:p text:style-name="P11">Integration of multiple software applications under a single JBoss server</text:p>
                  </text:list-item>
                  <text:list-item>
                    <text:p text:style-name="P11">Configuration of SQL permissions and developed SQL software to meet company standards</text:p>
                  </text:list-item>
                  <text:list-item>
                    <text:p text:style-name="P11">Coding in java and scripting languages to search company server and parse 3<text:span text:style-name="T5">rd</text:span> party licensing - <text:s/>data into xml format</text:p>
                  </text:list-item>
                </text:list>
              </text:list-item>
            </text:list>
          </table:table-cell>
        </table:table-row>
        <table:table-row table:style-name="Table1.6">
          <table:table-cell table:style-name="Table1.A1" office:value-type="string">
            <text:p text:style-name="P9">Personal Projects</text:p>
            <text:p text:style-name="Resume_20_Place_20_and_20_Time">Dec 2008 – Present</text:p>
            <text:p text:style-name="Resume_20_Place_20_and_20_Time"/>
          </table:table-cell>
          <table:table-cell table:style-name="Table1.A1" office:value-type="string">
            <text:p text:style-name="P1">Austin Investment Specialists <text:s text:c="104"/></text:p>
            <text:p text:style-name="Resume_20_Job_20_Title">Facilitator and Cofounder</text:p>
            <text:list xml:id="list165895458" text:continue-numbering="true" text:style-name="WW8Num12">
              <text:list-item>
                <text:p text:style-name="P11">Group of investors that educate members on how to invest by learning through first-hand experience</text:p>
              </text:list-item>
              <text:list-item>
                <text:p text:style-name="P11">Implemented an automated trading strategy in 10 days for the Interactive Brokers (IB) Collegiate Trading Olympiad</text:p>
                <text:list>
                  <text:list-item>
                    <text:p text:style-name="P11">Used Java to reverse engineer IB's open source API to conduct online trades</text:p>
                  </text:list-item>
                </text:list>
              </text:list-item>
            </text:list>
          </table:table-cell>
        </table:table-row>
        <table:table-row table:style-name="Table1.7">
          <table:table-cell table:style-name="Table1.A1" office:value-type="string">
            <text:p text:style-name="P2"/>
            <text:p text:style-name="Resume_20_Place_20_and_20_Time">Mar-Dec 2008</text:p>
            <text:p text:style-name="Resume_20_Place_20_and_20_Time"/>
          </table:table-cell>
          <table:table-cell table:style-name="Table1.A1" office:value-type="string">
            <text:p text:style-name="P1">Turn2Live <text:s text:c="54"/><text:tab/> <text:s text:c="74"/></text:p>
            <text:p text:style-name="Resume_20_Job_20_Title">Cofounder <text:s text:c="20"/></text:p>
            <text:list xml:id="list2053684323" text:continue-numbering="true" text:style-name="WW8Num12">
              <text:list-item>
                <text:p text:style-name="P11">Selected among 40 business and Technical <text:s/>entrepreneurs to create startup in a weekend</text:p>
              </text:list-item>
              <text:list-item>
                <text:p text:style-name="P11">Helped organize/coordinate team</text:p>
              </text:list-item>
              <text:list-item>
                <text:p text:style-name="P11">Company received 15k in prize money for T2L by becoming an Idea to Product (I2P) competition finalist</text:p>
                <text:list>
                  <text:list-item>
                    <text:p text:style-name="P16">Used PHP, Ajax, PEAR, Firefox, and CSS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May 2005 - Dec 2006 </text:p>
            <text:p text:style-name="Resume_20_Place_20_and_20_Time"><text:soft-page-break/></text:p>
          </table:table-cell>
          <table:table-cell table:style-name="Table1.A1" office:value-type="string">
            <text:p text:style-name="P1">The Great American Film Project (TGAFP) <text:s text:c="83"/></text:p>
            <text:p text:style-name="Resume_20_Job_20_Title">Webmaster-Graphic Designer</text:p>
            <text:list xml:id="list73381070" text:continue-numbering="true" text:style-name="WW8Num12">
              <text:list-item>
                <text:p text:style-name="P11"><text:soft-page-break/><text:s/>Turned TGAFP static home page it into a dynamic page utilizing flash technology that better represented what a user would expect from a web-site dedicated to film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2"/>
            <text:p text:style-name="Resume_20_Place_20_and_20_Time">Jan 2003 – Sept 2005</text:p>
            <text:p text:style-name="Resume_20_Place_20_and_20_Time"/>
          </table:table-cell>
          <table:table-cell table:style-name="Table1.A1" office:value-type="string">
            <text:p text:style-name="P1">Elevator Art Club (EAC) <text:s text:c="112"/></text:p>
            <text:p text:style-name="Resume_20_Job_20_Title">Cofounder-Coordinator-Webmaster</text:p>
            <text:list xml:id="list1912480404" text:continue-numbering="true" text:style-name="WW8Num12">
              <text:list-item>
                <text:p text:style-name="P11">Developed a group to gain recognition for artists in the UT community. I achieved this by directing and coordinating a 5 member group of artists in designing portable artworks for downtown that was awarded “<text:span text:style-name="T6">Best of Austin </text:span><text:span text:style-name="T7">Art Collective”</text:span><text:span text:style-name="T8"> by “</text:span><text:span text:style-name="T7">The Austin Chronicle”</text:span></text:p>
              </text:list-item>
            </text:list>
            <text:list xml:id="list1577996848" text:continue-list="list1415558571" text:style-name="WW8Num13">
              <text:list-item>
                <text:p text:style-name="Resume_20_Indent_20_1">Implemented a dynamic and artistic website through Flash and ActionScript Technology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Academic Projects </text:p>
          </table:table-cell>
          <table:table-cell table:style-name="Table1.A1" office:value-type="string">
            <text:list xml:id="list2118696047" text:continue-numbering="true" text:style-name="WW8Num13">
              <text:list-header>
                <text:p text:style-name="P17"/>
              </text:list-header>
            </text:list>
            <text:list xml:id="list712279704" text:continue-list="list1912480404" text:style-name="WW8Num12">
              <text:list-item>
                <text:p text:style-name="P12">Created computer vision solutions to track moving objects in video, object detection using a voting-based Generalized Hough, an image stitcher that automatically creates an image mosaic, and seam carving for content-aware image resizing</text:p>
              </text:list-item>
              <text:list-item>
                <text:p text:style-name="P12">Multi-threaded and parallel "Map/Reduce" paradigm used in large cluster-scale search engines</text:p>
              </text:list-item>
              <text:list-item>
                <text:p text:style-name="P11">Implemented GPU Quick Sort algorithm in CUDA <text:s/></text:p>
              </text:list-item>
              <text:list-item>
                <text:p text:style-name="P11">RSA encryption<text:span text:style-name="Lead-in_20_Emphasis"><text:span text:style-name="T9"> </text:span></text:span>and decrypt (java)</text:p>
              </text:list-item>
              <text:list-item>
                <text:p text:style-name="P11">Data File Lempel-Ziv compression and decompression (java)</text:p>
              </text:list-item>
              <text:list-item>
                <text:p text:style-name="P11"><text:span text:style-name="subhead">Exploiting then Preventing Stack Buffer overflow in LC-3 recursive functions</text:span></text:p>
              </text:list-item>
            </text:list>
          </table:table-cell>
        </table:table-row>
        <table:table-row table:style-name="Table1.1">
          <table:table-cell table:style-name="Table1.A1" office:value-type="string">
            <text:p text:style-name="P9">Courses</text:p>
          </table:table-cell>
          <table:table-cell table:style-name="Table1.A1" office:value-type="string">
            <text:list xml:id="list1216154903" text:continue-list="list2118696047" text:style-name="WW8Num13">
              <text:list-header>
                <text:p text:style-name="P13"/>
                <text:p text:style-name="P14">Computer Science</text:p>
              </text:list-header>
            </text:list>
            <text:list xml:id="list1652438509" text:continue-list="list712279704" text:style-name="WW8Num12">
              <text:list-header>
                <text:p text:style-name="P12">Software Engineering<text:span text:style-name="ida-sm"> <text:s/>▪ <text:s/>Data Management ▪ <text:s/></text:span><text:span text:style-name="ida-bl-sm">Computer Vision</text:span></text:p>
                <text:p text:style-name="P12">Intro to Operating Systems<text:span text:style-name="ida-sm"> <text:s/>▪ <text:s/>Programming for Performance <text:s/>▪ <text:s/>PC Assembly Programming</text:span></text:p>
                <text:p text:style-name="P12"><text:span text:style-name="ida-sm">Automated Reasoning <text:s/>▪ <text:s/></text:span><text:span text:style-name="ida-bl-sm">Automata Theory</text:span><text:span text:style-name="ida-sm"> <text:s/>▪ <text:s/>Debugging &amp; Verifying Programs</text:span></text:p>
              </text:list-header>
            </text:list>
            <text:list xml:id="list2066983313" text:continue-list="list1216154903" text:style-name="WW8Num13">
              <text:list-header>
                <text:p text:style-name="P14">Math and Finance</text:p>
              </text:list-header>
            </text:list>
            <text:list xml:id="list1444729452" text:continue-list="list1652438509" text:style-name="WW8Num12">
              <text:list-header>
                <text:p text:style-name="P12">Intro to Stochastic Processes <text:s/><text:span text:style-name="ida-sm">▪</text:span> <text:s/><text:span text:style-name="ida-sm">Matrices and Matrix Calculations</text:span></text:p>
                <text:p text:style-name="P12">Accounting <text:s/><text:span text:style-name="ida-sm">▪ </text:span><text:s/>Micro &amp; Macro Economics <text:s/><text:span text:style-name="ida-sm">▪ </text:span><text:s/>Business Calculus</text:p>
              </text:list-header>
            </text:list>
            <text:list xml:id="list321527611" text:continue-list="list2066983313" text:style-name="WW8Num13">
              <text:list-header>
                <text:p text:style-name="P14">Natural Sciences</text:p>
              </text:list-header>
            </text:list>
            <text:list xml:id="list1067087688" text:continue-list="list1444729452" text:style-name="WW8Num12">
              <text:list-header>
                <text:p text:style-name="P12">Physics and Chemistry [ 1 &amp; 2 ]</text:p>
              </text:list-header>
            </text:list>
            <text:list xml:id="list1262086107" text:continue-list="list321527611" text:style-name="WW8Num13">
              <text:list-header>
                <text:p text:style-name="P13"/>
              </text:list-header>
            </text:list>
          </table:table-cell>
        </table:table-row>
        <table:table-row table:style-name="Table1.1">
          <table:table-cell table:style-name="Table1.A1" office:value-type="string">
            <text:p text:style-name="P9">Skills</text:p>
          </table:table-cell>
          <table:table-cell table:style-name="Table1.A1" office:value-type="string">
            <text:p text:style-name="P6"/>
            <text:p text:style-name="P5"><text:span text:style-name="T1">Languages</text:span><text:span text:style-name="subhead"><text:span text:style-name="T1">:</text:span></text:span><text:span text:style-name="subhead"> <text:s/></text:span>Java, C++/C, ActionScript 3.0, Python, Ruby, JSP, PHP, JavaScript, Ajax,</text:p>
            <text:p text:style-name="P8"><text:s text:c="22"/>MySQL, postgreSQL, Bash, JUnit, CSS, XML, XSL, HTML1.0, MIPS</text:p>
            <text:p text:style-name="P7"><text:span text:style-name="T1">IDE:</text:span> <text:s/>Eclipse, NetBeans, <text:span text:style-name="subhead">Microsoft Visual C++, iMacro</text:span></text:p>
            <text:p text:style-name="P7"><text:span text:style-name="T2">Source Code Management</text:span><text:span text:style-name="T1">:</text:span> <text:span text:style-name="subhead">SVN</text:span>, ClearCase</text:p>
            <text:p text:style-name="P7"><text:span text:style-name="T1">Frameworks:</text:span> Interactive Brokers API,<text:span text:style-name="T1"> </text:span>Drupal, Joomla</text:p>
            <text:p text:style-name="P4"><text:span text:style-name="subhead"><text:span text:style-name="T1">Applications: </text:span></text:span><text:span text:style-name="subhead">Abode Macromedia CS4 (Dw, Fl, Ai, Ps, etc.), Final Cut Pro, <text:s text:c="25"/></text:span></text:p>
            <text:p text:style-name="P7"><text:span text:style-name="subhead"><text:s text:c="25"/>MS Office (Word, Excel, etc..)</text:span>, OpenOffice, Media Editing Applications<text:span text:style-name="subhead"> <text:s/></text:span></text:p>
            <text:p text:style-name="P7"><text:span text:style-name="T1">Open Source Projects:</text:span> JavaBB, JSPWiki, BluePrintCSS</text:p>
            <text:p text:style-name="P7"><text:span text:style-name="subhead"><text:span text:style-name="T1">Operating Systems:</text:span></text:span><text:span text:style-name="T1"> </text:span><text:s/>Windows, Mac OS, Linux (Ubuntu, command line, cygwin, KDE) </text:p>
            <text:p text:style-name="P4"><text:span text:style-name="subhead"><text:span text:style-name="T1">Multi-lingual:</text:span></text:span><text:span text:style-name="subhead"> English, German</text:span>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ejaVuSans" svg:font-family="DejaVuSans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lr-tb"/>
      <style:text-properties style:use-window-font-color="true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ddress_20_2" style:display-name="Address 2" style:family="paragraph" style:parent-style-name="Standard">
      <style:paragraph-properties style:line-height-at-least="0.111in" fo:text-align="justify" style:justify-single-word="false"/>
      <style:text-properties style:font-name="Arial" fo:font-size="7pt" style:font-size-asian="7pt"/>
    </style:style>
    <style:style style:name="Resume" style:family="paragraph">
      <style:paragraph-properties fo:orphans="0" fo:widows="0" fo:hyphenation-ladder-count="no-limit"/>
      <style:text-properties style:use-window-font-color="true" style:font-name="DejaVu Sans" fo:font-size="10pt" fo:language="en" fo:country="US" style:letter-kerning="true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Title" style:display-name="Resume Title" style:family="paragraph" style:parent-style-name="Resume">
      <style:paragraph-properties fo:margin-top="0.1665in" fo:margin-bottom="0.25in" fo:padding-left="0in" fo:padding-right="0in" fo:padding-top="0in" fo:padding-bottom="0.0693in" fo:border-left="none" fo:border-right="none" fo:border-top="none" fo:border-bottom="0.0138in solid #000000"/>
      <style:text-properties style:font-name="DejaVuSans" fo:font-size="24pt" fo:letter-spacing="-0.0138in" style:font-name-asian="DejaVu Sans" style:font-size-asian="24pt" style:font-size-complex="12pt"/>
    </style:style>
    <style:style style:name="Resume_20_Table" style:display-name="Resume Table" style:family="paragraph">
      <style:paragraph-properties fo:orphans="0" fo:widows="0" fo:hyphenation-ladder-count="no-limit"/>
      <style:text-properties style:use-window-font-color="true" style:font-name="Arial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Section_20_Title" style:display-name="Resume Section Title" style:family="paragraph">
      <style:paragraph-properties fo:margin-top="0.1201in" fo:margin-bottom="0in" fo:orphans="0" fo:widows="0" fo:hyphenation-ladder-count="no-limit"/>
      <style:text-properties style:use-window-font-color="true" style:font-name="DejaVu Sans" fo:font-size="12pt" fo:letter-spacing="-0.0028in" fo:language="en" fo:country="US" fo:font-weight="bold" style:font-name-asian="DejaVu Sans" style:font-size-asian="12pt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Achievement" style:family="paragraph" style:parent-style-name="Text_20_body" style:list-style-name="WW8Num12">
      <style:paragraph-properties fo:margin-left="0in" fo:margin-right="0in" fo:margin-top="0in" fo:margin-bottom="0.0417in" fo:text-indent="0in" style:auto-text-indent="false" fo:background-color="transparent">
        <style:background-image/>
      </style:paragraph-properties>
    </style:style>
    <style:style style:name="Institution" style:family="paragraph" style:parent-style-name="Standard" style:next-style-name="Achievement">
      <style:paragraph-properties fo:margin-top="0.0555in" fo:margin-bottom="0.0417in" style:line-height-at-least="0.0835in">
        <style:tab-stops>
          <style:tab-stop style:position="1.5in"/>
          <style:tab-stop style:position="5.1335in" style:type="right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Resume_20_Section_20_Header_20_1" style:display-name="Resume Section Header 1" style:family="paragraph">
      <style:paragraph-properties fo:margin-top="0.0835in" fo:margin-bottom="0.0201in" fo:orphans="0" fo:widows="0" fo:hyphenation-ladder-count="no-limit" fo:padding-left="0in" fo:padding-right="0in" fo:padding-top="0in" fo:padding-bottom="0.0138in" fo:border-left="none" fo:border-right="none" fo:border-top="none" fo:border-bottom="0.0008in solid #000000"/>
      <style:text-properties style:use-window-font-color="true" style:font-name="DejaVuSans" fo:font-size="10pt" fo:language="en" fo:country="US" style:font-name-asian="DejaVu Sans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Resume_20_Indent_20_1" style:display-name="Resume Indent 1" style:family="paragraph" style:parent-style-name="Resume" style:list-style-name="WW8Num13">
      <style:paragraph-properties fo:margin-top="0in" fo:margin-bottom="0.0201in"/>
      <style:text-properties style:font-name="DejaVuSans" style:letter-kerning="true"/>
    </style:style>
    <style:style style:name="Resume_20_Section_20_Header_20_2" style:display-name="Resume Section Header 2" style:family="paragraph">
      <style:paragraph-properties fo:orphans="0" fo:widows="0" fo:hyphenation-ladder-count="no-limit"/>
      <style:text-properties style:use-window-font-color="true" style:font-name="DejaVu Sans" fo:font-size="12pt" fo:letter-spacing="-0.0071in" fo:language="en" fo:country="US" style:font-name-asian="DejaVu Sans" style:font-size-asian="12pt" style:font-name-complex="Times New Roman" style:font-size-complex="12pt" style:language-complex="ar" style:country-complex="SA" style:text-scale="120%" fo:hyphenate="false" fo:hyphenation-remain-char-count="2" fo:hyphenation-push-char-count="2"/>
    </style:style>
    <style:style style:name="Company_20_Name" style:display-name="Company Name" style:family="paragraph" style:parent-style-name="Standard" style:next-style-name="Standard">
      <style:paragraph-properties fo:margin-top="0.1665in" fo:margin-bottom="0.028in" style:line-height-at-least="0.1528in">
        <style:tab-stops>
          <style:tab-stop style:position="1.139in"/>
          <style:tab-stop style:position="5.0917in" style:type="right"/>
        </style:tab-stops>
      </style:paragraph-properties>
      <style:text-properties style:text-underline-style="solid" style:text-underline-width="auto" style:text-underline-color="font-color"/>
    </style:style>
    <style:style style:name="Company_20_Name_20_One" style:display-name="Company Name One" style:family="paragraph" style:parent-style-name="Company_20_Name" style:next-style-name="Standard"/>
    <style:style style:name="Resume_20_Job_20_Title" style:display-name="Resume 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DejaVuSans" fo:font-size="10pt" fo:language="en" fo:country="US" fo:font-weight="bold" style:letter-kerning="true" style:font-name-asian="Batang" style:font-size-asian="10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Header" style:display-name="Resume Header" style:family="paragraph" style:parent-style-name="Resume">
      <style:paragraph-properties fo:margin-top="0.0835in" fo:margin-bottom="0.0835in" fo:text-align="justify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style:font-size-complex="9pt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sume_20_Place_20_and_20_Time" style:display-name="Resume Place and Time" style:family="paragraph">
      <style:paragraph-properties fo:margin-top="0.1in" fo:margin-bottom="0in" fo:orphans="0" fo:widows="0" fo:hyphenation-ladder-count="no-limit"/>
      <style:text-properties fo:color="#808080" style:font-name="DejaVuSans" fo:font-size="9pt" fo:language="en" fo:country="US" style:font-name-asian="DejaVu Sans" style:font-size-asian="9pt" style:font-name-complex="Times New Roman" style:font-size-complex="12pt" style:language-complex="ar" style:country-complex="SA" fo:hyphenate="false" fo:hyphenation-remain-char-count="2" fo:hyphenation-push-char-count="2"/>
    </style:style>
    <style:style style:name="Untitled1" style:family="paragraph" style:parent-style-name="Resume_20_Section_20_Header_20_1">
      <style:text-properties style:font-name="DejaVu Sans" fo:font-weight="normal" style:font-weight-asian="normal"/>
    </style:style>
    <style:style style:name="Job_20_Title" style:display-name="Job Title" style:family="paragraph" style:next-style-name="Achievement">
      <style:paragraph-properties fo:margin-top="0in" fo:margin-bottom="0.0417in" style:line-height-at-least="0.1528in" fo:orphans="2" fo:widows="2" fo:hyphenation-ladder-count="no-limit"/>
      <style:text-properties style:use-window-font-color="true" style:font-name="Arial Black" fo:font-size="10pt" fo:letter-spacing="-0.0071in" fo:language="en" fo:country="US" style:font-name-asian="Batang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Resume_20_Text" style:display-name="Resume Text" style:family="paragraph" style:parent-style-name="Resume">
      <style:paragraph-properties fo:margin-top="0in" fo:margin-bottom="0.0402in"/>
      <style:text-properties style:font-name="DejaVuSans"/>
    </style:style>
    <style:style style:name="Resume_20_Footer" style:display-name="Resume Footer" style:family="paragraph" style:parent-style-name="Resume">
      <style:paragraph-properties fo:text-align="center" style:justify-single-word="false" fo:padding-left="0in" fo:padding-right="0in" fo:padding-top="0.1945in" fo:padding-bottom="0in" fo:border-left="none" fo:border-right="none" fo:border-top="0.0008in solid #c0c0c0" fo:border-bottom="none"/>
      <style:text-properties fo:color="#7f7f7f" style:font-name="DejaVuSans" fo:font-size="9pt" style:font-size-asian="9pt"/>
    </style:style>
    <style:style style:name="Resume_20_Section_20_Title_20__2b__20_14_20_pt" style:display-name="Resume Section Title + 14 pt" style:family="paragraph" style:parent-style-name="Resume_20_Section_20_Title">
      <style:text-properties style:font-name="DejaVuSans" fo:font-size="14pt" style:font-size-asian="14pt" style:font-weight-complex="bold"/>
    </style:style>
    <style:style style:name="WW-Resume_20_Header" style:display-name="WW-Resume Header" style:family="paragraph" style:parent-style-name="Resume" style:next-style-name="Resume_20_Header">
      <style:paragraph-properties fo:text-align="center" style:justify-single-word="false" fo:orphans="2" fo:widows="2" fo:hyphenation-ladder-count="no-limit" fo:padding-left="0in" fo:padding-right="0in" fo:padding-top="0in" fo:padding-bottom="0.139in" fo:border-left="none" fo:border-right="none" fo:border-top="none" fo:border-bottom="0.0008in solid #c0c0c0" fo:keep-with-next="always"/>
      <style:text-properties fo:color="#7f7f7f" style:font-name="DejaVuSans" fo:font-size="9pt" style:font-size-asian="9pt" fo:hyphenate="true" fo:hyphenation-remain-char-count="2" fo:hyphenation-push-char-count="2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2z0" style:family="text">
      <style:text-properties style:font-name="Wingdings" fo:font-size="9pt" style:font-size-asian="9pt" style:font-name-complex="Arial"/>
    </style:style>
    <style:style style:name="WW8Num12z1" style:family="text">
      <style:text-properties style:font-name="Courier New" fo:font-size="9pt" style:font-size-asian="9pt" style:font-name-complex="Courier New"/>
    </style:style>
    <style:style style:name="WW8Num13z0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Default_20_Paragraph_20_Font" style:display-name="Default Paragraph Font" style:family="text"/>
    <style:style style:name="WW8Num2z0" style:family="text">
      <style:text-properties style:font-name="Wingdings" fo:font-size="9pt" style:font-size-asian="9pt" style:font-name-complex="Arial"/>
    </style:style>
    <style:style style:name="WW8Num2z1" style:family="text">
      <style:text-properties style:font-name="DejaVu Sans" fo:font-size="9pt" style:font-size-asian="9pt" style:font-name-complex="Ari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Dropcap0" style:family="text"/>
    <style:style style:name="Lead-in_20_Emphasis" style:display-name="Lead-in Emphasis" style:family="text">
      <style:text-properties style:font-name="Arial Black" fo:font-size="9pt" fo:letter-spacing="-0.0043in" style:font-size-asian="9pt"/>
    </style:style>
    <style:style style:name="WW-Default_20_Paragraph_20_Font" style:display-name="WW-Default Paragraph Font" style:family="text"/>
    <style:style style:name="subhead" style:family="text" style:parent-style-name="WW-Default_20_Paragraph_20_Font"/>
    <style:style style:name="Definition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da-sm" style:family="text" style:parent-style-name="Default_20_Paragraph_20_Font"/>
    <style:style style:name="Body_20_Text_20_Char" style:display-name="Body Text Char" style:family="text" style:parent-style-name="Default_20_Paragraph_20_Font">
      <style:text-properties fo:font-size="12pt" style:letter-kerning="true" style:font-name-asian="DejaVu Sans" style:font-size-asian="12pt" style:font-size-complex="12pt"/>
    </style:style>
    <style:style style:name="ida-bl-sm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0.1701in" fo:text-indent="-0.1701in" fo:margin-left="0.1701in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25in" fo:margin-bottom="0.3201in" fo:margin-left="0.25in" fo:margin-right="0.25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3in" fo:margin-left="0in" fo:margin-right="0in" fo:margin-bottom="0.2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5in" fo:margin-bottom="0.6417in" fo:margin-left="0.25in" fo:margin-right="0.2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WW-Resume_20_Header">http://www.rosenbergj.com <text:s/><text:span text:style-name="MT1">:: </text:span><text:s/>jon.rosenberg@gmail.com <text:s/><text:span text:style-name="MT1">::</text:span> <text:s/>512 850 5769 <text:s/><text:span text:style-name="MT1">::</text:span> <text:s/>PO Box 7692 <text:s/>Austin, TX 78713-7692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ro </meta:initial-creator>
    <meta:creation-date>2010-05-03T17:43:16</meta:creation-date>
    <dc:creator>jro </dc:creator>
    <dc:date>2010-07-16T14:05:14</dc:date>
    <meta:print-date>2009-07-27T12:18:00</meta:print-date>
    <meta:editing-cycles>17</meta:editing-cycles>
    <meta:editing-duration>PT01H30M28S</meta:editing-duration>
    <meta:generator>OpenOffice.org/3.1$Unix OpenOffice.org_project/310m19$Build-9420</meta:generator>
    <meta:document-statistic meta:table-count="1" meta:image-count="0" meta:object-count="0" meta:page-count="2" meta:paragraph-count="82" meta:word-count="737" meta:character-count="5873"/>
    <meta:user-defined meta:name="Info 1"/>
    <meta:user-defined meta:name="Info 2"/>
    <meta:user-defined meta:name="Info 3"/>
    <meta:user-defined meta:name="Info 4"/>
  </office:meta>
</office:document-meta>
</file>